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04932" officeooo:paragraph-rsid="00004932"/>
    </style:style>
    <style:style style:name="P2" style:family="paragraph" style:parent-style-name="Standard">
      <style:paragraph-properties fo:text-align="center" style:justify-single-word="false"/>
      <style:text-properties officeooo:rsid="00004932" officeooo:paragraph-rsid="00004932"/>
    </style:style>
    <style:style style:name="P3" style:family="paragraph" style:parent-style-name="Standard">
      <style:text-properties officeooo:rsid="00017604" officeooo:paragraph-rsid="00017604"/>
    </style:style>
    <style:style style:name="P4" style:family="paragraph" style:parent-style-name="Standard">
      <style:text-properties officeooo:rsid="00035d6c" officeooo:paragraph-rsid="00035d6c"/>
    </style:style>
    <style:style style:name="P5" style:family="paragraph" style:parent-style-name="Standard">
      <style:text-properties officeooo:rsid="00039ac6" officeooo:paragraph-rsid="00039ac6"/>
    </style:style>
    <style:style style:name="P6" style:family="paragraph" style:parent-style-name="Standard">
      <style:text-properties officeooo:rsid="000587bd" officeooo:paragraph-rsid="000587bd"/>
    </style:style>
    <style:style style:name="P7" style:family="paragraph" style:parent-style-name="Standard">
      <style:text-properties officeooo:rsid="000654aa" officeooo:paragraph-rsid="000654aa"/>
    </style:style>
    <style:style style:name="P8" style:family="paragraph" style:parent-style-name="Standard">
      <style:text-properties officeooo:rsid="00078bd0" officeooo:paragraph-rsid="000654aa"/>
    </style:style>
    <style:style style:name="P9" style:family="paragraph" style:parent-style-name="Standard">
      <style:text-properties officeooo:rsid="00091905" officeooo:paragraph-rsid="00091905"/>
    </style:style>
    <style:style style:name="P10" style:family="paragraph" style:parent-style-name="Table_20_Contents">
      <style:text-properties officeooo:rsid="00035d6c" officeooo:paragraph-rsid="00035d6c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text-properties fo:font-weight="bold" officeooo:rsid="00035d6c" officeooo:paragraph-rsid="00035d6c" style:font-weight-asian="bold" style:font-weight-complex="bold"/>
    </style:style>
    <style:style style:name="T1" style:family="text">
      <style:text-properties officeooo:rsid="00004932"/>
    </style:style>
    <style:style style:name="T2" style:family="text">
      <style:text-properties officeooo:rsid="00017604"/>
    </style:style>
    <style:style style:name="T3" style:family="text">
      <style:text-properties officeooo:rsid="00035d6c"/>
    </style:style>
    <style:style style:name="T4" style:family="text">
      <style:text-properties officeooo:rsid="00078bd0"/>
    </style:style>
    <style:style style:name="T5" style:family="text">
      <style:text-properties officeooo:rsid="0007c3c1"/>
    </style:style>
    <style:style style:name="T6" style:family="text">
      <style:text-properties officeooo:rsid="00091905"/>
    </style:style>
    <style:style style:name="T7" style:family="text">
      <style:text-properties officeooo:rsid="0009936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robabilisti<text:span text:style-name="T1">c</text:span> Preferences</text:p>
      <text:p text:style-name="P2">by Sven Nilsen, 2019</text:p>
      <text:p text:style-name="P1"/>
      <text:p text:style-name="P1">Due to hidden information states, it is not possible to <text:span text:style-name="T2">predict</text:span> preferences exactly as used in natural language. <text:span text:style-name="T2">For example, a human might prefer A over B sometimes, but B over A other times.</text:span></text:p>
      <text:p text:style-name="P1"/>
      <text:p text:style-name="P3">The problem is, if preferences are probabilistic, how do we check for consistency? <text:span text:style-name="T3">Is it possible to tell whether preferences are consistent even when there are hidden information states?</text:span></text:p>
      <text:p text:style-name="P1"/>
      <text:p text:style-name="P4">The answer to this is that there <text:span text:style-name="T6">exists</text:span> various degrees of consistency.</text:p>
      <text:p text:style-name="P4"/>
      <text:p text:style-name="P4">Assume that the preferences are given by a matrix `M`, like this:</text:p>
      <text:p text:style-name="P4"/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2">A</text:p>
          </table:table-cell>
          <table:table-cell table:style-name="Table1.A1" office:value-type="string">
            <text:p text:style-name="P12">B</text:p>
          </table:table-cell>
          <table:table-cell table:style-name="Table1.D1" office:value-type="string">
            <text:p text:style-name="P12">C</text:p>
          </table:table-cell>
        </table:table-row>
        <table:table-row>
          <table:table-cell table:style-name="Table1.A2" office:value-type="string">
            <text:p text:style-name="P12">A</text:p>
          </table:table-cell>
          <table:table-cell table:style-name="Table1.A2" office:value-type="string">
            <text:p text:style-name="P10">P(A &lt; A)</text:p>
          </table:table-cell>
          <table:table-cell table:style-name="Table1.A2" office:value-type="string">
            <text:p text:style-name="P10">P(A &lt; B)</text:p>
          </table:table-cell>
          <table:table-cell table:style-name="Table1.D2" office:value-type="string">
            <text:p text:style-name="P10">P(A &lt; C)</text:p>
          </table:table-cell>
        </table:table-row>
        <table:table-row>
          <table:table-cell table:style-name="Table1.A2" office:value-type="string">
            <text:p text:style-name="P12">B</text:p>
          </table:table-cell>
          <table:table-cell table:style-name="Table1.A2" office:value-type="string">
            <text:p text:style-name="P10">P(B &lt; A)</text:p>
          </table:table-cell>
          <table:table-cell table:style-name="Table1.A2" office:value-type="string">
            <text:p text:style-name="P10">P(B &lt; B)</text:p>
          </table:table-cell>
          <table:table-cell table:style-name="Table1.D2" office:value-type="string">
            <text:p text:style-name="P10">P(B &lt; C)</text:p>
          </table:table-cell>
        </table:table-row>
        <table:table-row>
          <table:table-cell table:style-name="Table1.A2" office:value-type="string">
            <text:p text:style-name="P12">C</text:p>
          </table:table-cell>
          <table:table-cell table:style-name="Table1.A2" office:value-type="string">
            <text:p text:style-name="P10">P(C &lt; A)</text:p>
          </table:table-cell>
          <table:table-cell table:style-name="Table1.A2" office:value-type="string">
            <text:p text:style-name="P10">P(C &lt; B)</text:p>
          </table:table-cell>
          <table:table-cell table:style-name="Table1.D2" office:value-type="string">
            <text:p text:style-name="P10">P(C &lt; C)</text:p>
          </table:table-cell>
        </table:table-row>
      </table:table>
      <text:p text:style-name="P4"/>
      <text:p text:style-name="P5">The following law is required for a weak form of consistency:</text:p>
      <text:p text:style-name="P5"/>
      <text:p text:style-name="P5"><text:tab/>P(A &lt; B) = 1 – P(B &lt; A)</text:p>
      <text:p text:style-name="P5"/>
      <text:p text:style-name="P5">At the diagonal, since objects are compared to themselves, the probability is `0.5`:</text:p>
      <text:p text:style-name="P5"/>
      <text:p text:style-name="P5"><text:tab/>P(A &lt; A) = 1 – P(A &lt; A)</text:p>
      <text:p text:style-name="P5"><text:tab/>p = 1 – p</text:p>
      <text:p text:style-name="P5"><text:tab/>2p = 1</text:p>
      <text:p text:style-name="P5"><text:tab/>p = 0.5</text:p>
      <text:p text:style-name="P5"/>
      <text:p text:style-name="P6">If there are no hidden information states and preferences are consistent, then the matrix `M` can be rearranged into a upper or lower triangular matrix with ones in one part and zeroes in the other part <text:span text:style-name="T5">(the diagonal is filled with `0.5`)</text:span>. A sorted list of <text:span text:style-name="T5">unique </text:span>objects in ascending order is upper triangular, while a sorted list of <text:span text:style-name="T5">unique </text:span>objects in descending order is lower triangular.</text:p>
      <text:p text:style-name="P6"/>
      <text:p text:style-name="P6">Preferences are probabilistic when there exists a number that is not on the diagonal which value is neither `0` or `1`. <text:span text:style-name="T4">What the</text:span> matrix `M` <text:span text:style-name="T4">means </text:span>is interpreted <text:span text:style-name="T4">using</text:span> the following iterative algorithm <text:span text:style-name="T4">which loops infinitely and produces a distribution over permutations of some list `x` of indices:</text:span></text:p>
      <text:p text:style-name="P6"/>
      <text:p text:style-name="P7"><text:tab/>i := floor(random() * len(x))</text:p>
      <text:p text:style-name="P7"><text:s text:c="8"/><text:tab/>j := floor(random() * len(x))</text:p>
      <text:p text:style-name="P7"><text:s text:c="8"/><text:tab/>if random() &lt; M[x[i]][x[j]] { if i &gt; j { swap(mut x, i, j) } }</text:p>
      <text:p text:style-name="P7"><text:s text:c="8"/><text:tab/>else { if i &lt; j { swap(mut x, i, j) } }</text:p>
      <text:p text:style-name="P8"/>
      <text:p text:style-name="P9"><text:span text:style-name="T7">This distribution often converges for all `x`, making it possible to study s</text:span>tronger forms of consistenc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5T23:18:49.770937000</meta:creation-date>
    <dc:date>2019-04-26T13:58:34.109140000</dc:date>
    <meta:editing-duration>PT4M11S</meta:editing-duration>
    <meta:editing-cycles>1</meta:editing-cycles>
    <meta:document-statistic meta:table-count="1" meta:image-count="0" meta:object-count="0" meta:page-count="1" meta:paragraph-count="35" meta:word-count="346" meta:character-count="1836" meta:non-whitespace-character-count="1489"/>
    <meta:generator>LibreOffice/5.1.2.2$MacOSX_X86_64 LibreOffice_project/d3bf12ecb743fc0d20e0be0c58ca359301eb705f</meta:generator>
  </office:meta>
</office:document-meta>
</file>